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ingResourceResolver.getContentCod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ResourceResolver.setContentCodings( List &lt; String &gt; cod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ingResourceResolver.CachingResourceResolver( CacheManager cacheManager , String cach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chingResourceResolver.resolveResourceInternal( @ Nullable HttpServletRequest request , String requestPath , List &lt; ? extends Resource &gt; locations , ResourceResolverChain chai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achingResourceResolver.get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ResourceResolver.getContentCodingKey(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achingResourceResolver.computeKey( @ Nullable HttpServletRequest request , String request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chingResourceResolver.CachingResourceResolver( Cache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ingResourceResolver.resolveUrlPathInternal( String resourceUrlPath , List &lt; ? extends Resource &gt; locations , ResourceResolverChain chai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